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c9e0" officeooo:paragraph-rsid="0007c9e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2cfaa4" officeooo:paragraph-rsid="002cfaa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7c9e0" officeooo:paragraph-rsid="0007c9e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979f1" officeooo:paragraph-rsid="001979f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cfaa4" officeooo:paragraph-rsid="002cfaa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b327" officeooo:paragraph-rsid="0011b32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6ada4" officeooo:paragraph-rsid="0016ada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rsid="002d9f7b" officeooo:paragraph-rsid="002d9f7b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0b04a8" officeooo:paragraph-rsid="000b04a8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0cfc05" officeooo:paragraph-rsid="000cfc05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104520" officeooo:paragraph-rsid="00104520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11b327" officeooo:paragraph-rsid="0011b327" style:font-size-asian="10.5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2pt" fo:font-weight="normal" officeooo:rsid="0019c3e1" officeooo:paragraph-rsid="0019c3e1" style:font-size-asian="10.5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fo:font-weight="normal" officeooo:rsid="001b4f5c" officeooo:paragraph-rsid="001b4f5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b4f5c" officeooo:paragraph-rsid="001b4f5c" style:font-size-asian="10.5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fo:font-weight="normal" officeooo:rsid="002d9f7b" officeooo:paragraph-rsid="002d9f7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d9f7b" officeooo:paragraph-rsid="002d9f7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f5c55" officeooo:paragraph-rsid="002d9f7b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officeooo:rsid="0015b742" officeooo:paragraph-rsid="0015b742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fo:font-weight="normal" officeooo:rsid="0016ada4" officeooo:paragraph-rsid="0016ada4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4pt" fo:font-weight="bold" officeooo:rsid="00138145" officeooo:paragraph-rsid="00138145" style:font-size-asian="12.25pt" style:font-weight-asian="bold" style:font-size-complex="14pt" style:font-weight-complex="bold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4pt" fo:font-weight="bold" officeooo:rsid="001979f1" officeooo:paragraph-rsid="001979f1" style:font-size-asian="14pt" style:font-weight-asian="bold" style:font-size-complex="14pt" style:font-weight-complex="bold"/>
    </style:style>
    <style:style style:name="P23" style:family="paragraph" style:parent-style-name="Standard" style:list-style-name="L5">
      <style:paragraph-properties fo:text-align="start" style:justify-single-word="false"/>
      <style:text-properties fo:font-weight="normal" officeooo:rsid="0019c3e1" officeooo:paragraph-rsid="0019c3e1" style:font-weight-asian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font-weight="normal" officeooo:rsid="001acb80" officeooo:paragraph-rsid="001acb80" style:font-weight-asian="normal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officeooo:rsid="002d9f7b" officeooo:paragraph-rsid="002d9f7b"/>
    </style:style>
    <style:style style:name="T1" style:family="text">
      <style:text-properties officeooo:rsid="000b04a8"/>
    </style:style>
    <style:style style:name="T2" style:family="text">
      <style:text-properties officeooo:rsid="000b15fb"/>
    </style:style>
    <style:style style:name="T3" style:family="text">
      <style:text-properties officeooo:rsid="000e4ebc"/>
    </style:style>
    <style:style style:name="T4" style:family="text">
      <style:text-properties officeooo:rsid="00118536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979f1" style:font-size-asian="10.5pt" style:font-size-complex="12pt"/>
    </style:style>
    <style:style style:name="T7" style:family="text">
      <style:text-properties fo:font-size="12pt" officeooo:rsid="001acb80" style:font-size-asian="10.5pt" style:font-size-complex="12pt"/>
    </style:style>
    <style:style style:name="T8" style:family="text">
      <style:text-properties fo:font-size="12pt" officeooo:rsid="001b4f5c" style:font-size-asian="10.5pt" style:font-size-complex="12pt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cfaa4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f5c55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463eb" style:font-size-asian="10.5pt" style:font-weight-asian="normal" style:font-size-complex="12pt" style:font-weight-complex="normal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nk<text:span text:style-name="T1">ins</text:span></text:p>
      <text:p text:style-name="P3"/>
      <text:list xml:id="list2235366994" text:style-name="L1">
        <text:list-item>
          <text:p text:style-name="P9">Jen<text:span text:style-name="T2">kins is an Open-source project written in Java that runs on Windows, macOS and other Unix Like Operation Systems. It is free , Community supported and might be your first choice tool for CI.</text:span></text:p>
        </text:list-item>
        <text:list-item>
          <text:p text:style-name="P10">Jenkins automate the entire softwar<text:span text:style-name="T3">e development life cycle (SDLC).</text:span></text:p>
        </text:list-item>
        <text:list-item>
          <text:p text:style-name="P11">Jenkins WAS Originally developed by Sun Microsystem in 2004 under the name hudson.</text:p>
        </text:list-item>
        <text:list-item>
          <text:p text:style-name="P11">The project was later named jenkins when Oracle Bought Micorsystems.</text:p>
        </text:list-item>
        <text:list-item>
          <text:p text:style-name="P11">It can run on any major plateform with any compatibility <text:span text:style-name="T4">issues.</text:span></text:p>
        </text:list-item>
        <text:list-item>
          <text:p text:style-name="P12">Whenever developers write code, we integrate all that code of all developers at that point of time and we build, test and deliver/Deploy to the Client. This process is called CI/CD.</text:p>
        </text:list-item>
        <text:list-item>
          <text:p text:style-name="P12">Jenkins helps us to achieve this.</text:p>
        </text:list-item>
        <text:list-item>
          <text:p text:style-name="P12">Because of CI, Nows bugs will be reported fast and get rectified fast. So the entire software develpment happens fast.</text:p>
        </text:list-item>
      </text:list>
      <text:p text:style-name="P6"/>
      <text:list xml:id="list3706816162" text:style-name="L2">
        <text:list-item>
          <text:p text:style-name="P21">Workflow of Jenkins</text:p>
          <text:p text:style-name="P21"/>
        </text:list-item>
      </text:list>
      <text:list xml:id="list1537560107" text:style-name="L3">
        <text:list-item>
          <text:p text:style-name="P19">we can attach git, Maven, Selenium and Artifactory plugins to jenkins.</text:p>
        </text:list-item>
        <text:list-item>
          <text:p text:style-name="P19">Once developers puts code in github, jenkins pull that code &amp; send to Maven for Build.</text:p>
        </text:list-item>
        <text:list-item>
          <text:p text:style-name="P19">Once build is done, jinkins pull that code and send to selenium for testing.</text:p>
        </text:list-item>
        <text:list-item>
          <text:p text:style-name="P19">Once testing is done, then jinkins will pull that code and send to artifactory as per reqirement and so on.</text:p>
        </text:list-item>
        <text:list-item>
          <text:p text:style-name="P20">We can also deploy with jenkins.</text:p>
        </text:list-item>
      </text:list>
      <text:p text:style-name="P7"/>
      <text:list xml:id="list149583187" text:style-name="L4">
        <text:list-item>
          <text:p text:style-name="P22">Advantages of Jenkins</text:p>
        </text:list-item>
      </text:list>
      <text:p text:style-name="P4"><text:tab/></text:p>
      <text:list xml:id="list1220418131" text:style-name="L5">
        <text:list-item>
          <text:p text:style-name="P23"><text:span text:style-name="T6">I</text:span><text:span text:style-name="T5">t has lots of plugins available.</text:span></text:p>
        </text:list-item>
        <text:list-item>
          <text:p text:style-name="P13">You can write your own plugin.</text:p>
        </text:list-item>
        <text:list-item>
          <text:p text:style-name="P13">You can use community Plug-in</text:p>
        </text:list-item>
        <text:list-item>
          <text:p text:style-name="P13">Jenkins is not just a tool. It is a framework i.e You can do whatever you want. All you need is plugins.</text:p>
        </text:list-item>
        <text:list-item>
          <text:p text:style-name="P23"><text:span text:style-name="T5">We can attach slaves </text:span><text:span text:style-name="T7">(nodes) to jenkins master. It instruct others (slaves) to do job. If slaves are not available, jenkins itself does the job.</text:span></text:p>
        </text:list-item>
        <text:list-item>
          <text:p text:style-name="P24"><text:span text:style-name="T5">Jenkins also behave as </text:span><text:span text:style-name="T8">Crone Server Replacement i.e can do scheduled task.</text:span></text:p>
        </text:list-item>
        <text:list-item>
          <text:p text:style-name="P14">It can create labels.</text:p>
        </text:list-item>
      </text:list>
      <text:p text:style-name="P15"/>
      <text:p text:style-name="P15"/>
      <text:p text:style-name="P2"># CI / CD PipeLine Project – Part 1</text:p>
      <text:p text:style-name="P2"/>
      <text:p text:style-name="P5"><text:tab/><text:span text:style-name="T13">step1: Download, Install and Configure</text:span></text:p>
      <text:list xml:id="list261088309" text:style-name="L6">
        <text:list-item>
          <text:p text:style-name="P25"><text:span text:style-name="T10">G</text:span><text:span text:style-name="T9">it</text:span></text:p>
        </text:list-item>
        <text:list-item>
          <text:p text:style-name="P16">Java</text:p>
        </text:list-item>
        <text:list-item>
          <text:p text:style-name="P16">Maven</text:p>
        </text:list-item>
        <text:list-item>
          <text:p text:style-name="P16">Jenkins</text:p>
        </text:list-item>
      </text:list>
      <text:p text:style-name="P17"><text:tab/></text:p>
      <text:p text:style-name="P8"><text:span text:style-name="T9"><text:tab/></text:span><text:span text:style-name="T11">step2: </text:span></text:p>
      <text:p text:style-name="P18"><text:tab/><text:tab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20:36:09.254777963</meta:creation-date>
    <meta:generator>LibreOffice/6.4.7.2$Linux_X86_64 LibreOffice_project/40$Build-2</meta:generator>
    <dc:date>2021-10-17T13:59:46.487440622</dc:date>
    <meta:editing-duration>PT3H44M26S</meta:editing-duration>
    <meta:editing-cycles>21</meta:editing-cycles>
    <meta:document-statistic meta:table-count="0" meta:image-count="0" meta:object-count="0" meta:page-count="1" meta:paragraph-count="34" meta:word-count="333" meta:character-count="1811" meta:non-whitespace-character-count="1527"/>
  </office:meta>
</office:document-meta>
</file>